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64C000061E1B3D74F42.svm"/>
  <manifest:file-entry manifest:media-type="" manifest:full-path="Pictures/20000007000054A5000062303E8F9084.svm"/>
  <manifest:file-entry manifest:media-type="" manifest:full-path="Pictures/200000070000576F0000645CCE639AB3.svm"/>
  <manifest:file-entry manifest:media-type="" manifest:full-path="Pictures/2000000700005A1F000060054CE489D4.svm"/>
  <manifest:file-entry manifest:media-type="" manifest:full-path="Pictures/20000007000032DB000027622C5293E4.svm"/>
  <manifest:file-entry manifest:media-type="" manifest:full-path="Pictures/200000070000334400002800C3680B0D.svm"/>
  <manifest:file-entry manifest:media-type="" manifest:full-path="Pictures/2000000700006D3E00004BF86F9CCCB8.svm"/>
  <manifest:file-entry manifest:media-type="" manifest:full-path="Pictures/200000070000573B000061E1ACE2267C.svm"/>
  <manifest:file-entry manifest:media-type="" manifest:full-path="Pictures/200000070000330F0000281B15518DE2.svm"/>
  <manifest:file-entry manifest:media-type="" manifest:full-path="Pictures/2000000700005917000060541ABE0A1F.svm"/>
  <manifest:file-entry manifest:media-type="" manifest:full-path="Pictures/20000007000039AB00006688AAB2E8F9.svm"/>
  <manifest:file-entry manifest:media-type="" manifest:full-path="Pictures/2000000700002BD3000028856F74331B.svm"/>
  <manifest:file-entry manifest:media-type="" manifest:full-path="Pictures/200000070000327100002762FA090BEF.svm"/>
  <manifest:file-entry manifest:media-type="" manifest:full-path="Pictures/200000070000576F000061AC7C8B90C0.svm"/>
  <manifest:file-entry manifest:media-type="" manifest:full-path="Pictures/20000007000055E30000606F5E97861F.svm"/>
  <manifest:file-entry manifest:media-type="" manifest:full-path="Pictures/2000000700007C2100004786A6399BC7.svm"/>
  <manifest:file-entry manifest:media-type="" manifest:full-path="Pictures/2000000700002C08000028D4FB6E0758.svm"/>
  <manifest:file-entry manifest:media-type="" manifest:full-path="Pictures/20000007000047F000003FAB7EE3CBDF.svm"/>
  <manifest:file-entry manifest:media-type="" manifest:full-path="Pictures/200000070000332A0000272D9DAED845.svm"/>
  <manifest:file-entry manifest:media-type="" manifest:full-path="Pictures/2000000700002C5800002923ED2553EE.svm"/>
  <manifest:file-entry manifest:media-type="" manifest:full-path="Pictures/200000070000578A00006339BFAF8397.svm"/>
  <manifest:file-entry manifest:media-type="" manifest:full-path="Pictures/2000000700002B3500002550E60320AE.svm"/>
  <manifest:file-entry manifest:media-type="" manifest:full-path="Pictures/2000000700005617000060BE0E3EF03A.svm"/>
  <manifest:file-entry manifest:media-type="" manifest:full-path="Pictures/200000070000594C00005DBF2762820B.svm"/>
  <manifest:file-entry manifest:media-type="" manifest:full-path="Pictures/20000007000057F400005FB5DD0221B4.svm"/>
  <manifest:file-entry manifest:media-type="" manifest:full-path="Pictures/20000007000032C0000027979B927E6C.svm"/>
  <manifest:file-entry manifest:media-type="" manifest:full-path="Pictures/200000070000475100003556F78193B5.svm"/>
  <manifest:file-entry manifest:media-type="" manifest:full-path="Pictures/20000007000039C700002CF6A56B612D.svm"/>
  <manifest:file-entry manifest:media-type="" manifest:full-path="Pictures/2000000700003D9A00000C82AC8B1438.svm"/>
  <manifest:file-entry manifest:media-type="" manifest:full-path="Pictures/20000007000057BF00005EE20BEEAE11.svm"/>
  <manifest:file-entry manifest:media-type="" manifest:full-path="Pictures/20000007000039AB00006864C414C08B.svm"/>
  <manifest:file-entry manifest:media-type="" manifest:full-path="Pictures/2000000700002B9E0000283551A7F52A.svm"/>
  <manifest:file-entry manifest:media-type="" manifest:full-path="Pictures/2000000700004C6200001B1562415F5D.svm"/>
  <manifest:file-entry manifest:media-type="" manifest:full-path="Pictures/2000000700002BD3000028BAD7835FB2.svm"/>
  <manifest:file-entry manifest:media-type="" manifest:full-path="Pictures/2000000700005632000061280869844E.svm"/>
  <manifest:file-entry manifest:media-type="" manifest:full-path="Pictures/200000070000587800006128190CE5EA.svm"/>
  <manifest:file-entry manifest:media-type="" manifest:full-path="Pictures/2000000700004C470000386FD8F6EC24.svm"/>
  <manifest:file-entry manifest:media-type="" manifest:full-path="Pictures/20000007000039FB000062B50DF6D5D3.svm"/>
  <manifest:file-entry manifest:media-type="" manifest:full-path="Pictures/200000070000572000006089F8D65104.svm"/>
  <manifest:file-entry manifest:media-type="" manifest:full-path="Pictures/200000070000323C000026A82AF809AD.svm"/>
  <manifest:file-entry manifest:media-type="" manifest:full-path="Pictures/20000007000039AB000069D6E510DFA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0pt" style:font-size-asian="10pt" style:font-size-complex="10pt"/>
    </style:style>
    <style:style style:name="P2" style:family="paragraph" style:parent-style-name="Standard">
      <style:paragraph-properties fo:text-align="start" style:justify-single-word="false"/>
      <style:text-properties style:font-name="Times New Roman" fo:font-size="10pt" style:font-size-asian="10pt" style:font-size-complex="10pt"/>
    </style:style>
    <style:style style:name="P3" style:family="paragraph" style:parent-style-name="Standard">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6" style:family="paragraph" style:parent-style-name="Text_20_body">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7" style:family="paragraph" style:parent-style-name="Text_20_body">
      <style:paragraph-properties fo:margin-top="0cm" fo:margin-bottom="0cm" fo:text-align="start" style:justify-single-word="false"/>
      <style:text-properties style:font-name="Times New Roman" fo:font-size="10pt" style:font-size-asian="10pt" style:font-size-complex="10pt"/>
    </style:style>
    <style:style style:name="P8" style:family="paragraph" style:parent-style-name="Standard">
      <style:paragraph-properties fo:margin-top="0cm" fo:margin-bottom="0cm" fo:text-align="start" style:justify-single-word="false"/>
      <style:text-properties style:font-name="Times New Roman" fo:font-size="10pt" fo:font-weight="bold" style:font-size-asian="10pt" style:font-weight-asian="bold" style:font-size-complex="10pt" style:font-weight-complex="bold"/>
    </style:style>
    <style:style style:name="P9" style:family="paragraph" style:parent-style-name="Text_20_body" style:list-style-name="L8">
      <style:paragraph-properties fo:margin-top="0cm" fo:margin-bottom="0cm" fo:text-align="start" style:justify-single-word="false"/>
      <style:text-properties style:font-name="Times New Roman" fo:font-size="10pt" style:font-size-asian="10pt" style:font-size-complex="10pt"/>
    </style:style>
    <style:style style:name="P10" style:family="paragraph" style:parent-style-name="Text_20_body" style:list-style-name="L10">
      <style:paragraph-properties fo:margin-top="0cm" fo:margin-bottom="0cm"/>
      <style:text-properties style:font-name="Times New Roman" fo:font-size="10pt" style:font-size-asian="10pt" style:font-size-complex="10pt"/>
    </style:style>
    <style:style style:name="P11" style:family="paragraph" style:parent-style-name="Standard" style:list-style-name="L2">
      <style:paragraph-properties fo:text-align="start" style:justify-single-word="false"/>
      <style:text-properties style:font-name="Times New Roman" fo:font-size="10pt" style:font-size-asian="10pt" style:font-size-complex="10pt"/>
    </style:style>
    <style:style style:name="P12" style:family="paragraph" style:parent-style-name="Standard" style:list-style-name="L3">
      <style:paragraph-properties fo:text-align="start" style:justify-single-word="false"/>
      <style:text-properties style:font-name="Times New Roman" fo:font-size="10pt" style:font-size-asian="10pt" style:font-size-complex="10pt"/>
    </style:style>
    <style:style style:name="P13" style:family="paragraph" style:parent-style-name="Standard" style:list-style-name="L4">
      <style:paragraph-properties fo:text-align="start" style:justify-single-word="false"/>
      <style:text-properties style:font-name="Times New Roman" fo:font-size="10pt" style:font-size-asian="10pt" style:font-size-complex="10pt"/>
    </style:style>
    <style:style style:name="P14" style:family="paragraph" style:parent-style-name="Standard" style:list-style-name="L5">
      <style:paragraph-properties fo:text-align="start" style:justify-single-word="false"/>
      <style:text-properties style:font-name="Times New Roman" fo:font-size="10pt" style:font-size-asian="10pt" style:font-size-complex="10pt"/>
    </style:style>
    <style:style style:name="P15" style:family="paragraph" style:parent-style-name="Standard" style:list-style-name="L6">
      <style:paragraph-properties fo:text-align="start" style:justify-single-word="false"/>
      <style:text-properties style:font-name="Times New Roman" fo:font-size="10pt" style:font-size-asian="10pt" style:font-size-complex="10pt"/>
    </style:style>
    <style:style style:name="P16" style:family="paragraph" style:parent-style-name="Standard" style:list-style-name="L7">
      <style:paragraph-properties fo:text-align="start" style:justify-single-word="false"/>
      <style:text-properties style:font-name="Times New Roman" fo:font-size="10pt" style:font-size-asian="10pt" style:font-size-complex="10pt"/>
    </style:style>
    <style:style style:name="P17" style:family="paragraph" style:parent-style-name="Standard" style:list-style-name="L9">
      <style:paragraph-properties fo:text-align="start" style:justify-single-word="false"/>
      <style:text-properties style:font-name="Times New Roman" fo:font-size="10pt" style:font-size-asian="10pt" style:font-size-complex="10pt"/>
    </style:style>
    <style:style style:name="P18" style:family="paragraph" style:parent-style-name="Standard" style:list-style-name="L11">
      <style:paragraph-properties fo:text-align="start" style:justify-single-word="false"/>
      <style:text-properties style:font-name="Times New Roman" fo:font-size="10pt" style:font-size-asian="10pt" style:font-size-complex="10pt"/>
    </style:style>
    <style:style style:name="P19" style:family="paragraph" style:parent-style-name="Standard" style:list-style-name="L12">
      <style:paragraph-properties fo:text-align="start" style:justify-single-word="false"/>
      <style:text-properties style:font-name="Times New Roman" fo:font-size="10pt" style:font-size-asian="10pt" style:font-size-complex="10pt"/>
    </style:style>
    <style:style style:name="P20" style:family="paragraph" style:parent-style-name="Standard" style:list-style-name="L13">
      <style:paragraph-properties fo:text-align="start" style:justify-single-word="false"/>
      <style:text-properties style:font-name="Times New Roman" fo:font-size="10pt" style:font-size-asian="10pt" style:font-size-complex="10pt"/>
    </style:style>
    <style:style style:name="P21" style:family="paragraph" style:parent-style-name="Standard" style:list-style-name="L14">
      <style:paragraph-properties fo:text-align="start" style:justify-single-word="false"/>
      <style:text-properties style:font-name="Times New Roman" fo:font-size="10pt" style:font-size-asian="10pt" style:font-size-complex="10pt"/>
    </style:style>
    <style:style style:name="P22" style:family="paragraph" style:parent-style-name="Standard" style:list-style-name="L15">
      <style:paragraph-properties fo:text-align="start" style:justify-single-word="false"/>
      <style:text-properties style:font-name="Times New Roman" fo:font-size="10pt" style:font-size-asian="10pt" style:font-size-complex="10pt"/>
    </style:style>
    <style:style style:name="P23" style:family="paragraph" style:parent-style-name="Standard" style:list-style-name="L11">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24" style:family="paragraph" style:parent-style-name="Standard" style:list-style-name="L12">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25" style:family="paragraph" style:parent-style-name="Standard" style:list-style-name="L13">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26" style:family="paragraph" style:parent-style-name="Standard" style:list-style-name="L14">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27" style:family="paragraph" style:parent-style-name="Standard" style:list-style-name="L17">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28" style:family="paragraph" style:parent-style-name="Standard" style:list-style-name="L18">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29" style:family="paragraph" style:parent-style-name="Standard" style:list-style-name="L19">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0" style:family="paragraph" style:parent-style-name="Standard" style:list-style-name="L20">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1" style:family="paragraph" style:parent-style-name="Standard" style:list-style-name="L21">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2" style:family="paragraph" style:parent-style-name="Standard" style:list-style-name="L22">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3" style:family="paragraph" style:parent-style-name="Standard" style:list-style-name="L23">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4" style:family="paragraph" style:parent-style-name="Standard" style:list-style-name="L24">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5" style:family="paragraph" style:parent-style-name="Standard" style:list-style-name="L25">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6" style:family="paragraph" style:parent-style-name="Standard" style:list-style-name="L26">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7" style:family="paragraph" style:parent-style-name="Standard" style:list-style-name="L27">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8" style:family="paragraph" style:parent-style-name="Standard" style:list-style-name="L29">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9" style:family="paragraph" style:parent-style-name="Standard" style:list-style-name="L13">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40" style:family="paragraph" style:parent-style-name="Standard" style:list-style-name="L16">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41" style:family="paragraph" style:parent-style-name="Standard" style:list-style-name="L1">
      <style:paragraph-properties fo:margin-left="0cm" fo:margin-right="0cm" fo:text-align="start" style:justify-single-word="false" fo:text-indent="0cm" style:auto-text-indent="false"/>
      <style:text-properties style:font-name="Times New Roman" fo:font-size="10pt" style:font-size-asian="10pt" style:font-size-complex="10pt"/>
    </style:style>
    <style:style style:name="P42" style:family="paragraph" style:parent-style-name="Standard" style:list-style-name="L28">
      <style:paragraph-properties fo:margin-top="0cm" fo:margin-bottom="0cm" fo:text-align="start" style:justify-single-word="false"/>
      <style:text-properties style:font-name="Times New Roman" fo:font-size="10pt" fo:font-weight="bold" style:font-size-asian="10pt" style:font-weight-asian="bold" style:font-size-complex="10pt" style:font-weight-complex="bold"/>
    </style:style>
    <style:style style:name="P43" style:family="paragraph" style:parent-style-name="Standard">
      <style:paragraph-properties fo:margin-top="0cm" fo:margin-bottom="0cm" fo:text-align="start" style:justify-single-word="false"/>
      <style:text-properties style:font-name="Times New Roman" fo:font-size="10pt" fo:font-weight="normal" style:font-size-asian="10pt" style:font-weight-asian="normal" style:font-size-complex="10pt" style:font-weight-complex="normal"/>
    </style:style>
    <style:style style:name="P44" style:family="paragraph" style:parent-style-name="Standard" style:list-style-name="L28">
      <style:paragraph-properties fo:margin-top="0cm" fo:margin-bottom="0cm" fo:text-align="start" style:justify-single-word="false"/>
      <style:text-properties style:font-name="Times New Roman" fo:font-size="10pt" fo:font-weight="normal" style:font-size-asian="10pt" style:font-weight-asian="normal" style:font-size-complex="10pt" style:font-weight-complex="normal"/>
    </style:style>
    <style:style style:name="P45" style:family="paragraph" style:parent-style-name="Standard" style:list-style-name="L16">
      <style:paragraph-properties fo:margin-top="0cm" fo:margin-bottom="0cm" fo:text-align="center" style:justify-single-word="false"/>
      <style:text-properties style:font-name="Times New Roman"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VMWare Step by step installation process:-</text:p>
      <text:p text:style-name="P2"/>
      <text:p text:style-name="P2">1. Double click the 'VMWare' installation set up file (.exe) for installing the 'VMWare Workstation'</text:p>
      <text:p text:style-name="P2"/>
      <text:p text:style-name="P1"><draw:frame draw:style-name="fr1" draw:name="graphics1" text:anchor-type="paragraph" svg:width="15.369cm" svg:height="2.646cm" draw:z-index="0"><draw:image xlink:href="Pictures/2000000700003D9A00000C82AC8B1438.svm" xlink:type="simple" xlink:show="embed" xlink:actuate="onLoad"/></draw:frame>Fig.1</text:p>
      <text:p text:style-name="P1"/>
      <text:list xml:id="list2237233729011406663" text:style-name="L1">
        <text:list-header>
          <text:p text:style-name="P41">2.'VMWare Product installation window' will be displayed</text:p>
        </text:list-header>
      </text:list>
      <text:p text:style-name="P2"/>
      <text:p text:style-name="P1"><draw:frame draw:style-name="fr2" draw:name="graphics2" text:anchor-type="paragraph" svg:width="10.095cm" svg:height="7.165cm" draw:z-index="1"><draw:image xlink:href="Pictures/2000000700007C2100004786A6399BC7.svm" xlink:type="simple" xlink:show="embed" xlink:actuate="onLoad"/></draw:frame>Fig.2</text:p>
      <text:p text:style-name="P2"/>
      <text:list xml:id="list1777696986198105988" text:style-name="L2">
        <text:list-item>
          <text:p text:style-name="P11">After the few seconds 'VMWare Workstation' Welcome screen will be displayed</text:p>
          <text:p text:style-name="P11"/>
        </text:list-item>
      </text:list>
      <text:p text:style-name="P1"><draw:frame draw:style-name="fr2" draw:name="graphics3" text:anchor-type="paragraph" svg:width="11.479cm" svg:height="8.677cm" draw:z-index="2"><draw:image xlink:href="Pictures/20000007000039C700002CF6A56B612D.svm" xlink:type="simple" xlink:show="embed" xlink:actuate="onLoad"/></draw:frame>Fig.3</text:p>
      <text:p text:style-name="P1"/>
      <text:p text:style-name="P1"/>
      <text:p text:style-name="P1"><text:soft-page-break/></text:p>
      <text:list xml:id="list6682699952564701689" text:style-name="L3">
        <text:list-item>
          <text:p text:style-name="P12">If you wants to continue the installation process click 'Next' button, otherwise click 'cancel' for cancelling the installation</text:p>
        </text:list-item>
      </text:list>
      <text:p text:style-name="P2"/>
      <text:list xml:id="list1314593579843667270" text:style-name="L4">
        <text:list-item>
          <text:p text:style-name="P13">Licence Agreement window is displayed, to select the checkbox for accepting the licence agreement and click 'Next' button to continue the installation process</text:p>
          <text:p text:style-name="P13"/>
        </text:list-item>
      </text:list>
      <text:p text:style-name="P1"><draw:frame draw:style-name="fr2" draw:name="graphics4" text:anchor-type="paragraph" svg:width="8.075cm" svg:height="4.8cm" draw:z-index="3"><draw:image xlink:href="Pictures/200000070000334400002800C3680B0D.svm" xlink:type="simple" xlink:show="embed" xlink:actuate="onLoad"/></draw:frame>Fig.4</text:p>
      <text:p text:style-name="P2"/>
      <text:list xml:id="list7498837045754232610" text:style-name="L5">
        <text:list-item>
          <text:p text:style-name="P14">Installation location selection windows is displayed, to select the location and if you wants to enhancing the keyboard driver, to select the checkbox and click 'Next' button for further installation process</text:p>
        </text:list-item>
      </text:list>
      <text:p text:style-name="P2"/>
      <text:p text:style-name="P1"><draw:frame draw:style-name="fr2" draw:name="graphics5" text:anchor-type="paragraph" svg:width="8.347cm" svg:height="6.07cm" draw:z-index="4"><draw:image xlink:href="Pictures/200000070000330F0000281B15518DE2.svm" xlink:type="simple" xlink:show="embed" xlink:actuate="onLoad"/></draw:frame>Fig.5</text:p>
      <text:p text:style-name="P1"/>
      <text:p text:style-name="P1"/>
      <text:p text:style-name="P2"><draw:frame draw:style-name="fr2" draw:name="graphics6" text:anchor-type="paragraph" svg:width="8.428cm" svg:height="6.359cm" draw:z-index="5"><draw:image xlink:href="Pictures/200000070000323C000026A82AF809AD.svm" xlink:type="simple" xlink:show="embed" xlink:actuate="onLoad"/></draw:frame></text:p>
      <text:p text:style-name="P1">Fig.6</text:p>
      <text:p text:style-name="P1"/>
      <text:p text:style-name="P1"/>
      <text:p text:style-name="P1"/>
      <text:p text:style-name="P1"><text:soft-page-break/></text:p>
      <text:p text:style-name="P1"><draw:frame draw:style-name="fr2" draw:name="graphics7" text:anchor-type="paragraph" svg:width="9.587cm" svg:height="6.227cm" draw:z-index="6"><draw:image xlink:href="Pictures/20000007000032DB000027622C5293E4.svm" xlink:type="simple" xlink:show="embed" xlink:actuate="onLoad"/></draw:frame>Fig.7</text:p>
      <text:p text:style-name="P1"/>
      <text:p text:style-name="P1"/>
      <text:p text:style-name="P1"><draw:frame draw:style-name="fr2" draw:name="graphics8" text:anchor-type="paragraph" svg:width="9.096cm" svg:height="6.858cm" draw:z-index="7"><draw:image xlink:href="Pictures/200000070000327100002762FA090BEF.svm" xlink:type="simple" xlink:show="embed" xlink:actuate="onLoad"/></draw:frame>Fig.8</text:p>
      <text:p text:style-name="P1"/>
      <text:p text:style-name="P1"/>
      <text:p text:style-name="P1"><draw:frame draw:style-name="fr2" draw:name="graphics9" text:anchor-type="paragraph" svg:width="9.91cm" svg:height="7.606cm" draw:z-index="8"><draw:image xlink:href="Pictures/200000070000332A0000272D9DAED845.svm" xlink:type="simple" xlink:show="embed" xlink:actuate="onLoad"/></draw:frame>Fig.9</text:p>
      <text:p text:style-name="P1"/>
      <text:p text:style-name="P1"/>
      <text:p text:style-name="P1"/>
      <text:p text:style-name="P1"/>
      <text:list xml:id="list5206235140489413057" text:style-name="L6">
        <text:list-item>
          <text:p text:style-name="P15"><text:soft-page-break/>Installation process completed successfully, to click the 'Finish' button</text:p>
          <text:p text:style-name="P15">for completing the installation or if you want to enter the license key, click 'License' button</text:p>
          <text:p text:style-name="P15"/>
        </text:list-item>
      </text:list>
      <text:p text:style-name="P1"><draw:frame draw:style-name="fr3" draw:name="graphics10" text:anchor-type="paragraph" svg:x="3.514cm" svg:y="0cm" svg:width="11.469cm" svg:height="9.601cm" draw:z-index="9"><draw:image xlink:href="Pictures/20000007000032C0000027979B927E6C.svm" xlink:type="simple" xlink:show="embed" xlink:actuate="onLoad"/></draw:frame>Fig.10</text:p>
      <text:p text:style-name="P1"/>
      <text:p text:style-name="P6">To install Windows 10 in a virtual machine using Windows 10 ISO disc image in VMware Workstation Pro using the Easy Install method:</text:p>
      <text:list xml:id="list327358667077849215" text:style-name="L7">
        <text:list-header>
          <text:p text:style-name="P16">1. Click <text:span text:style-name="T2">Create a New Virtual Machine</text:span>. </text:p>
        </text:list-header>
      </text:list>
      <text:p text:style-name="P2"/>
      <text:p text:style-name="P1"><draw:frame draw:style-name="fr2" draw:name="graphics13" text:anchor-type="paragraph" svg:width="13.097cm" svg:height="8.661cm" draw:z-index="10"><draw:image xlink:href="Pictures/2000000700006D3E00004BF86F9CCCB8.svm" xlink:type="simple" xlink:show="embed" xlink:actuate="onLoad"/></draw:frame>Fig.13</text:p>
      <text:list xml:id="list5643489731912386153" text:style-name="L8">
        <text:list-header>
          <text:p text:style-name="P9"/>
        </text:list-header>
      </text:list>
      <text:p text:style-name="P7"/>
      <text:p text:style-name="P7"/>
      <text:p text:style-name="P7"/>
      <text:p text:style-name="P7"/>
      <text:p text:style-name="P7"/>
      <text:p text:style-name="P7"/>
      <text:p text:style-name="P7"><text:soft-page-break/></text:p>
      <text:list xml:id="list35273176" text:continue-numbering="true" text:style-name="L8">
        <text:list-header>
          <text:p text:style-name="P9">2. Select <text:span text:style-name="T2">Typical</text:span>. And click 'Next' button</text:p>
          <text:p text:style-name="P9"/>
        </text:list-header>
      </text:list>
      <text:p text:style-name="P2"><draw:frame draw:style-name="fr2" draw:name="graphics14" text:anchor-type="paragraph" svg:width="9.645cm" svg:height="8.294cm" draw:z-index="11"><draw:image xlink:href="Pictures/2000000700002C5800002923ED2553EE.svm" xlink:type="simple" xlink:show="embed" xlink:actuate="onLoad"/></draw:frame></text:p>
      <text:p text:style-name="P1">Fig.14</text:p>
      <text:p text:style-name="P1"/>
      <text:list xml:id="list8942531633769409181" text:style-name="L9">
        <text:list-item>
          <text:p text:style-name="P17">Select a source for installing the guest operating system. You can use one of these options:</text:p>
        </text:list-item>
      </text:list>
      <text:list xml:id="list6217360694509646302" text:style-name="L10">
        <text:list-item>
          <text:list>
            <text:list-item>
              <text:p text:style-name="P10">If you have burned the ISO on a DVD, select Installer disc. Ensure that the Windows 10 installer disk in the physical CD/DVD drive.</text:p>
            </text:list-item>
            <text:list-item>
              <text:p text:style-name="P10">If you have downloaded the ISO from the Microsoft Download Center, select <text:span text:style-name="T2">Installer disc image file (.iso)</text:span>, click <text:span text:style-name="T2">Browse</text:span>, and select the ISO file for installation.<text:line-break/><text:line-break/><text:span text:style-name="T2">Note</text:span>: VMware Workstation automatically detects the ISO or the Disc and selects the <text:span text:style-name="T2">Easy Install</text:span> option.</text:p>
            </text:list-item>
          </text:list>
        </text:list-item>
      </text:list>
      <text:p text:style-name="P2"/>
      <text:p text:style-name="P1"><draw:frame draw:style-name="fr2" draw:name="graphics15" text:anchor-type="paragraph" svg:width="10.141cm" svg:height="8.042cm" draw:z-index="12"><draw:image xlink:href="Pictures/2000000700002BD3000028856F74331B.svm" xlink:type="simple" xlink:show="embed" xlink:actuate="onLoad"/></draw:frame>Fig.15</text:p>
      <text:list xml:id="list6977653219710035035" text:style-name="L11">
        <text:list-item>
          <text:list>
            <text:list-item>
              <text:list>
                <text:list-item>
                  <text:p text:style-name="P18">Click '<text:span text:style-name="T2">Next'</text:span><text:span text:style-name="T1"> button</text:span></text:p>
                </text:list-item>
              </text:list>
            </text:list-item>
          </text:list>
        </text:list-item>
      </text:list>
      <text:p text:style-name="P4"/>
      <text:p text:style-name="P4"/>
      <text:p text:style-name="P4"/>
      <text:p text:style-name="P4"/>
      <text:p text:style-name="P4"/>
      <text:p text:style-name="P4"><text:soft-page-break/></text:p>
      <text:list xml:id="list35256311" text:continue-numbering="true" text:style-name="L11">
        <text:list-item>
          <text:list>
            <text:list-item>
              <text:list>
                <text:list-item>
                  <text:p text:style-name="P23">To select the guest operating system with the version, and then click 'Next' button</text:p>
                  <text:p text:style-name="P23"/>
                </text:list-item>
              </text:list>
            </text:list-item>
          </text:list>
        </text:list-item>
      </text:list>
      <text:p text:style-name="P1"><draw:frame draw:style-name="fr2" draw:name="graphics16" text:anchor-type="paragraph" svg:width="9.977cm" svg:height="8.084cm" draw:z-index="13"><draw:image xlink:href="Pictures/2000000700002BD3000028BAD7835FB2.svm" xlink:type="simple" xlink:show="embed" xlink:actuate="onLoad"/></draw:frame>Fig.16</text:p>
      <text:p text:style-name="P1"/>
      <text:list xml:id="list7385369306187971972" text:style-name="L12">
        <text:list-item>
          <text:p text:style-name="P19">Enter the virtual machine name.</text:p>
        </text:list-item>
        <text:list-item>
          <text:p text:style-name="P19">Select the location where you want to store the virtual machine. You can choose to retain the default location displayed.</text:p>
        </text:list-item>
        <text:list-item>
          <text:p text:style-name="P19">Click '<text:span text:style-name="T2">Next' </text:span><text:span text:style-name="T1">button</text:span></text:p>
          <text:p text:style-name="P24"/>
        </text:list-item>
      </text:list>
      <text:p text:style-name="P1"><draw:frame draw:style-name="fr2" draw:name="graphics17" text:anchor-type="paragraph" svg:width="10.442cm" svg:height="8.251cm" draw:z-index="14"><draw:image xlink:href="Pictures/2000000700002B9E0000283551A7F52A.svm" xlink:type="simple" xlink:show="embed" xlink:actuate="onLoad"/></draw:frame>Fig.17</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7608791026570383217" text:style-name="L13">
        <text:list-item>
          <text:p text:style-name="P20">Specify the Disk Capacity and click '<text:span text:style-name="T2">Next' </text:span><text:span text:style-name="T1">button</text:span></text:p>
          <text:p text:style-name="P25"/>
          <text:p text:style-name="P39"><draw:frame draw:style-name="fr2" draw:name="graphics18" text:anchor-type="paragraph" svg:width="11.005cm" svg:height="8.844cm" draw:z-index="15"><draw:image xlink:href="Pictures/2000000700002C08000028D4FB6E0758.svm" xlink:type="simple" xlink:show="embed" xlink:actuate="onLoad"/></draw:frame>Fig.18</text:p>
        </text:list-item>
      </text:list>
      <text:p text:style-name="P5"/>
      <text:list xml:id="list156330864766737746" text:style-name="L14">
        <text:list-item>
          <text:p text:style-name="P21"><text:span text:style-name="T1">If you want to modify any of the settings, such as memory (RAM), CPU, or hard disk size, click </text:span><text:span text:style-name="T3">Customize</text:span></text:p>
          <text:p text:style-name="P21"><text:span text:style-name="T3">Settings</text:span><text:span text:style-name="T1"> and specify the non-default values.</text:span></text:p>
        </text:list-item>
        <text:list-item>
          <text:p text:style-name="P21">Click <text:span text:style-name="T3">Finish</text:span><text:span text:style-name="T1"> to save the virtual machine.</text:span></text:p>
        </text:list-item>
      </text:list>
      <text:p text:style-name="P4"/>
      <text:list xml:id="list35256141" text:continue-list="list7608791026570383217" text:style-name="L13">
        <text:list-header>
          <text:p text:style-name="P39"><draw:frame draw:style-name="fr2" draw:name="graphics20" text:anchor-type="paragraph" svg:width="10.218cm" svg:height="8.035cm" draw:z-index="17"><draw:image xlink:href="Pictures/2000000700002B3500002550E60320AE.svm" xlink:type="simple" xlink:show="embed" xlink:actuate="onLoad"/></draw:frame>Fig.19</text:p>
        </text:list-header>
      </text:list>
      <text:p text:style-name="P5"/>
      <text:p text:style-name="P5"/>
      <text:p text:style-name="P5"/>
      <text:p text:style-name="P5"/>
      <text:p text:style-name="P5"/>
      <text:p text:style-name="P5"/>
      <text:p text:style-name="P5"/>
      <text:p text:style-name="P5"/>
      <text:p text:style-name="P5"/>
      <text:p text:style-name="P5"/>
      <text:p text:style-name="P4"/>
      <text:list xml:id="list35285243" text:continue-list="list156330864766737746" text:style-name="L14">
        <text:list-item>
          <text:p text:style-name="P26"><text:soft-page-break/>The installation now begins. After the installation completes, it automatically installs VMware Tools. After the VMware Tools installation completes, restart the virtual machine when prompted.</text:p>
          <text:p text:style-name="P26"/>
        </text:list-item>
      </text:list>
      <text:list xml:id="list35270612" text:continue-list="list35256141" text:style-name="L13">
        <text:list-header>
          <text:p text:style-name="P39"><draw:frame draw:style-name="fr2" draw:name="graphics19" text:anchor-type="paragraph" svg:width="13.367cm" svg:height="7.782cm" draw:z-index="16"><draw:image xlink:href="Pictures/20000007000039AB000069D6E510DFAD.svm" xlink:type="simple" xlink:show="embed" xlink:actuate="onLoad"/></draw:frame>Fig.20</text:p>
        </text:list-header>
      </text:list>
      <text:p text:style-name="P5"/>
      <text:list xml:id="list6072945590306222419" text:style-name="L15">
        <text:list-item>
          <text:p text:style-name="P22"><text:span text:style-name="T1">To power on the virtual machine by clicking </text:span><text:span text:style-name="T4">'Power on this virtual machine' </text:span><text:span text:style-name="T1">option</text:span></text:p>
        </text:list-item>
      </text:list>
      <text:p text:style-name="P4"/>
      <text:list xml:id="list6203828255068928577" text:style-name="L16">
        <text:list-header>
          <text:p text:style-name="P40"><draw:frame draw:style-name="fr2" draw:name="graphics21" text:anchor-type="paragraph" svg:width="11.642cm" svg:height="8.652cm" draw:z-index="18"><draw:image xlink:href="Pictures/200000070000475100003556F78193B5.svm" xlink:type="simple" xlink:show="embed" xlink:actuate="onLoad"/></draw:frame>Fig.21</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8939032454531635828" text:style-name="L17">
        <text:list-item>
          <text:p text:style-name="P27"><text:soft-page-break/>Windows Boot manager screen will be appeared, select the set up file and press <text:span text:style-name="T4">'Enter'</text:span> Key</text:p>
          <text:p text:style-name="P27"/>
        </text:list-item>
      </text:list>
      <text:p text:style-name="P5"/>
      <text:list xml:id="list35260331" text:continue-list="list6203828255068928577" text:style-name="L16">
        <text:list-header>
          <text:p text:style-name="P40"><draw:frame draw:style-name="fr1" draw:name="graphics22" text:anchor-type="paragraph" svg:width="12.785cm" svg:height="7.654cm" draw:z-index="19"><draw:image xlink:href="Pictures/20000007000039FB000062B50DF6D5D3.svm" xlink:type="simple" xlink:show="embed" xlink:actuate="onLoad"/></draw:frame>Fig.22</text:p>
        </text:list-header>
      </text:list>
      <text:p text:style-name="P5"/>
      <text:list xml:id="list35273629" text:continue-numbering="true" text:style-name="L16">
        <text:list-header>
          <text:p text:style-name="P40"><draw:frame draw:style-name="fr2" draw:name="graphics23" text:anchor-type="paragraph" svg:width="12.173cm" svg:height="5.562cm" draw:z-index="20"><draw:image xlink:href="Pictures/20000007000039AB00006688AAB2E8F9.svm" xlink:type="simple" xlink:show="embed" xlink:actuate="onLoad"/></draw:frame>Fig.23</text:p>
        </text:list-header>
      </text:list>
      <text:p text:style-name="P4"/>
      <text:list xml:id="list262811593986868006" text:style-name="L18">
        <text:list-item>
          <text:p text:style-name="P28">To select the langauage and click '<text:span text:style-name="T4">Next</text:span>' button</text:p>
        </text:list-item>
      </text:list>
      <text:p text:style-name="P4"/>
      <text:list xml:id="list35286453" text:continue-list="list35273629" text:style-name="L16">
        <text:list-header>
          <text:p text:style-name="P40"><draw:frame draw:style-name="fr2" draw:name="graphics24" text:anchor-type="paragraph" svg:width="10.368cm" svg:height="6.022cm" draw:z-index="21"><draw:image xlink:href="Pictures/20000007000039AB00006864C414C08B.svm" xlink:type="simple" xlink:show="embed" xlink:actuate="onLoad"/></draw:frame>Fig.24</text:p>
        </text:list-header>
      </text:list>
      <text:p text:style-name="P5"/>
      <text:p text:style-name="P5"/>
      <text:p text:style-name="P5"/>
      <text:p text:style-name="P5"/>
      <text:p text:style-name="P5"/>
      <text:list xml:id="list8833112814550345490" text:style-name="L19">
        <text:list-item>
          <text:p text:style-name="P29"><text:soft-page-break/>click '<text:span text:style-name="T4">Install Now</text:span>' button for setting up your 'OS'</text:p>
        </text:list-item>
      </text:list>
      <text:p text:style-name="P4"/>
      <text:list xml:id="list35270649" text:continue-list="list35286453" text:style-name="L16">
        <text:list-header>
          <text:p text:style-name="P40"><draw:frame draw:style-name="fr2" draw:name="graphics25" text:anchor-type="paragraph" svg:width="9.719cm" svg:height="5.465cm" draw:z-index="22"><draw:image xlink:href="Pictures/200000070000576F0000645CCE639AB3.svm" xlink:type="simple" xlink:show="embed" xlink:actuate="onLoad"/></draw:frame>Fig.25</text:p>
        </text:list-header>
      </text:list>
      <text:p text:style-name="P4"/>
      <text:list xml:id="list4017478405263036872" text:style-name="L20">
        <text:list-item>
          <text:p text:style-name="P30">If you have a product key, <text:s/>enter the product key and click '<text:span text:style-name="T4">Next</text:span>' button or click '<text:span text:style-name="T4">Skip</text:span>'</text:p>
        </text:list-item>
      </text:list>
      <text:p text:style-name="P4"/>
      <text:list xml:id="list35281705" text:continue-list="list35270649" text:style-name="L16">
        <text:list-header>
          <text:p text:style-name="P40"><draw:frame draw:style-name="fr2" draw:name="graphics26" text:anchor-type="paragraph" svg:width="12.607cm" svg:height="7.216cm" draw:z-index="23"><draw:image xlink:href="Pictures/200000070000578A00006339BFAF8397.svm" xlink:type="simple" xlink:show="embed" xlink:actuate="onLoad"/></draw:frame>Fig.26</text:p>
          <text:p text:style-name="P40"/>
        </text:list-header>
      </text:list>
      <text:list xml:id="list7302794418361327221" text:style-name="L21">
        <text:list-item>
          <text:p text:style-name="P31">Select the operating system you want to install and click '<text:span text:style-name="T4">Next</text:span>' button</text:p>
          <text:p text:style-name="P31"/>
        </text:list-item>
      </text:list>
      <text:list xml:id="list35279768" text:continue-list="list35281705" text:style-name="L16">
        <text:list-header>
          <text:p text:style-name="P40"><draw:frame draw:style-name="fr2" draw:name="graphics27" text:anchor-type="paragraph" svg:width="10.716cm" svg:height="6.72cm" draw:z-index="24"><draw:image xlink:href="Pictures/2000000700005617000060BE0E3EF03A.svm" xlink:type="simple" xlink:show="embed" xlink:actuate="onLoad"/></draw:frame>Fig.27</text:p>
        </text:list-header>
      </text:list>
      <text:p text:style-name="P5"/>
      <text:p text:style-name="P5"/>
      <text:p text:style-name="P5"/>
      <text:p text:style-name="P5"/>
      <text:p text:style-name="P5"><text:soft-page-break/></text:p>
      <text:list xml:id="list2043629653183631425" text:style-name="L22">
        <text:list-item>
          <text:p text:style-name="P32">To read the terms and conditions, then select the check box for accepting the conditions and click '<text:span text:style-name="T4">Next</text:span>' button</text:p>
        </text:list-item>
      </text:list>
      <text:p text:style-name="P4"/>
      <text:list xml:id="list35278708" text:continue-list="list35279768" text:style-name="L16">
        <text:list-header>
          <text:p text:style-name="P40"><draw:frame draw:style-name="fr1" draw:name="graphics28" text:anchor-type="paragraph" svg:width="12.55cm" svg:height="6.327cm" draw:z-index="25"><draw:image xlink:href="Pictures/200000070000564C000061E1B3D74F42.svm" xlink:type="simple" xlink:show="embed" xlink:actuate="onLoad"/></draw:frame>Fig.28</text:p>
        </text:list-header>
      </text:list>
      <text:p text:style-name="P5"/>
      <text:list xml:id="list3671614469328257162" text:style-name="L23">
        <text:list-item>
          <text:p text:style-name="P33">To select installation type</text:p>
        </text:list-item>
      </text:list>
      <text:p text:style-name="P4"/>
      <text:list xml:id="list35255748" text:continue-list="list35278708" text:style-name="L16">
        <text:list-header>
          <text:p text:style-name="P40"><draw:frame draw:style-name="fr2" draw:name="graphics29" text:anchor-type="paragraph" svg:width="11.245cm" svg:height="6.964cm" draw:z-index="26"><draw:image xlink:href="Pictures/200000070000573B000061E1ACE2267C.svm" xlink:type="simple" xlink:show="embed" xlink:actuate="onLoad"/></draw:frame>Fig.29</text:p>
        </text:list-header>
      </text:list>
      <text:p text:style-name="P5"/>
      <text:list xml:id="list1744339482550854431" text:style-name="L24">
        <text:list-item>
          <text:p text:style-name="P34">To select the installation location and click '<text:span text:style-name="T4">Next</text:span>' button</text:p>
        </text:list-item>
      </text:list>
      <text:p text:style-name="P4"/>
      <text:list xml:id="list35265453" text:continue-list="list35255748" text:style-name="L16">
        <text:list-header>
          <text:p text:style-name="P40"><draw:frame draw:style-name="fr2" draw:name="graphics30" text:anchor-type="paragraph" svg:width="11.351cm" svg:height="5.93cm" draw:z-index="27"><draw:image xlink:href="Pictures/2000000700005632000061280869844E.svm" xlink:type="simple" xlink:show="embed" xlink:actuate="onLoad"/></draw:frame>Fig.30</text:p>
        </text:list-header>
      </text:list>
      <text:p text:style-name="P5"/>
      <text:p text:style-name="P5"/>
      <text:p text:style-name="P5"/>
      <text:p text:style-name="P5"><text:soft-page-break/></text:p>
      <text:list xml:id="list35286602" text:continue-numbering="true" text:style-name="L16">
        <text:list-header>
          <text:p text:style-name="P40"><draw:frame draw:style-name="fr2" draw:name="graphics31" text:anchor-type="paragraph" svg:width="11.903cm" svg:height="7.516cm" draw:z-index="28"><draw:image xlink:href="Pictures/200000070000576F000061AC7C8B90C0.svm" xlink:type="simple" xlink:show="embed" xlink:actuate="onLoad"/></draw:frame>Fig.31</text:p>
        </text:list-header>
      </text:list>
      <text:p text:style-name="P5"/>
      <text:list xml:id="list35274652" text:continue-numbering="true" text:style-name="L16">
        <text:list-header>
          <text:p text:style-name="P40"><draw:frame draw:style-name="fr2" draw:name="graphics32" text:anchor-type="paragraph" svg:width="11.959cm" svg:height="6.179cm" draw:z-index="29"><draw:image xlink:href="Pictures/20000007000055E30000606F5E97861F.svm" xlink:type="simple" xlink:show="embed" xlink:actuate="onLoad"/></draw:frame>Fig.32</text:p>
        </text:list-header>
      </text:list>
      <text:p text:style-name="P5"/>
      <text:list xml:id="list35287181" text:continue-numbering="true" text:style-name="L16">
        <text:list-header>
          <text:p text:style-name="P40"><draw:frame draw:style-name="fr2" draw:name="graphics33" text:anchor-type="paragraph" svg:width="11.926cm" svg:height="6.872cm" draw:z-index="30"><draw:image xlink:href="Pictures/200000070000587800006128190CE5EA.svm" xlink:type="simple" xlink:show="embed" xlink:actuate="onLoad"/></draw:frame>Fig.33</text:p>
        </text:list-header>
      </text:list>
      <text:p text:style-name="P5"/>
      <text:p text:style-name="P5"/>
      <text:p text:style-name="P5"/>
      <text:p text:style-name="P5"/>
      <text:p text:style-name="P5"/>
      <text:p text:style-name="P5"/>
      <text:p text:style-name="P5"><text:soft-page-break/></text:p>
      <text:list xml:id="list35270814" text:continue-numbering="true" text:style-name="L16">
        <text:list-header>
          <text:p text:style-name="P40"><draw:frame draw:style-name="fr1" draw:name="graphics34" text:anchor-type="paragraph" svg:width="11.506cm" svg:height="6.533cm" draw:z-index="31"><draw:image xlink:href="Pictures/200000070000572000006089F8D65104.svm" xlink:type="simple" xlink:show="embed" xlink:actuate="onLoad"/></draw:frame>Fig.34</text:p>
        </text:list-header>
      </text:list>
      <text:p text:style-name="P5"/>
      <text:list xml:id="list4184619306792778930" text:style-name="L25">
        <text:list-item>
          <text:p text:style-name="P35">To select the below options and click '<text:span text:style-name="T4">Next</text:span>' button</text:p>
        </text:list-item>
      </text:list>
      <text:p text:style-name="P4"/>
      <text:list xml:id="list35255690" text:continue-list="list35270814" text:style-name="L16">
        <text:list-header>
          <text:p text:style-name="P40"><draw:frame draw:style-name="fr2" draw:name="graphics35" text:anchor-type="paragraph" svg:width="13.589cm" svg:height="7.401cm" draw:z-index="32"><draw:image xlink:href="Pictures/20000007000054A5000062303E8F9084.svm" xlink:type="simple" xlink:show="embed" xlink:actuate="onLoad"/></draw:frame>Fig.35</text:p>
        </text:list-header>
      </text:list>
      <text:p text:style-name="P5"/>
      <text:list xml:id="list7220853233763012660" text:style-name="L26">
        <text:list-item>
          <text:p text:style-name="P36">Create your account and click '<text:span text:style-name="T4">Next</text:span>' button</text:p>
        </text:list-item>
      </text:list>
      <text:p text:style-name="P4"/>
      <text:list xml:id="list35283060" text:continue-list="list35255690" text:style-name="L16">
        <text:list-header>
          <text:p text:style-name="P40"><draw:frame draw:style-name="fr2" draw:name="graphics36" text:anchor-type="paragraph" svg:width="10.548cm" svg:height="6.041cm" draw:z-index="33"><draw:image xlink:href="Pictures/2000000700005A1F000060054CE489D4.svm" xlink:type="simple" xlink:show="embed" xlink:actuate="onLoad"/></draw:frame>Fig.36</text:p>
        </text:list-header>
      </text:list>
      <text:p text:style-name="P5"/>
      <text:p text:style-name="P5"/>
      <text:p text:style-name="P5"/>
      <text:p text:style-name="P5"/>
      <text:p text:style-name="P5"><text:soft-page-break/></text:p>
      <text:list xml:id="list35281389" text:continue-numbering="true" text:style-name="L16">
        <text:list-header>
          <text:p text:style-name="P40"><draw:frame draw:style-name="fr1" draw:name="graphics37" text:anchor-type="paragraph" svg:width="9.814cm" svg:height="6.249cm" draw:z-index="34"><draw:image xlink:href="Pictures/20000007000057F400005FB5DD0221B4.svm" xlink:type="simple" xlink:show="embed" xlink:actuate="onLoad"/></draw:frame>Fig.37</text:p>
        </text:list-header>
      </text:list>
      <text:p text:style-name="P5"/>
      <text:list xml:id="list35277662" text:continue-numbering="true" text:style-name="L16">
        <text:list-header>
          <text:p text:style-name="P40"><draw:frame draw:style-name="fr2" draw:name="graphics38" text:anchor-type="paragraph" svg:width="11.458cm" svg:height="6.311cm" draw:z-index="35"><draw:image xlink:href="Pictures/200000070000594C00005DBF2762820B.svm" xlink:type="simple" xlink:show="embed" xlink:actuate="onLoad"/></draw:frame>Fig.38</text:p>
        </text:list-header>
      </text:list>
      <text:p text:style-name="P5"/>
      <text:list xml:id="list2008507098680604558" text:style-name="L27">
        <text:list-item>
          <text:p text:style-name="P37">Now OS is ready for the usage</text:p>
        </text:list-item>
      </text:list>
      <text:p text:style-name="P4"/>
      <text:list xml:id="list35256885" text:continue-list="list35277662" text:style-name="L16">
        <text:list-header>
          <text:p text:style-name="P40"><draw:frame draw:style-name="fr2" draw:name="graphics39" text:anchor-type="paragraph" svg:width="11.781cm" svg:height="6.989cm" draw:z-index="36"><draw:image xlink:href="Pictures/2000000700005917000060541ABE0A1F.svm" xlink:type="simple" xlink:show="embed" xlink:actuate="onLoad"/></draw:frame>Fig.39</text:p>
        </text:list-header>
      </text:list>
      <text:p text:style-name="P5"/>
      <text:p text:style-name="P5"/>
      <text:p text:style-name="P5"/>
      <text:p text:style-name="P5"/>
      <text:p text:style-name="P5"/>
      <text:p text:style-name="P5"/>
      <text:list xml:id="list974569119341975923" text:style-name="L28">
        <text:list-header>
          <text:p text:style-name="P42"/>
          <text:p text:style-name="P42"><text:soft-page-break/></text:p>
          <text:p text:style-name="P42"/>
          <text:p text:style-name="P42"/>
          <text:p text:style-name="P42">To install an additional applications in VMWare, just follow the below steps:-</text:p>
          <text:p text:style-name="P42"/>
          <text:list>
            <text:list-item>
              <text:list>
                <text:list-item>
                  <text:p text:style-name="P44">In VMWare -&gt; My Computer -&gt; Windows 10x64</text:p>
                </text:list-item>
              </text:list>
            </text:list-item>
          </text:list>
        </text:list-header>
      </text:list>
      <text:p text:style-name="P43"/>
      <text:list xml:id="list35278908" text:continue-list="list35256885" text:style-name="L16">
        <text:list-header>
          <text:p text:style-name="P45"><draw:frame draw:style-name="fr1" draw:name="graphics11" text:anchor-type="paragraph" svg:width="11.208cm" svg:height="3.757cm" draw:z-index="38"><draw:image xlink:href="Pictures/2000000700004C6200001B1562415F5D.svm" xlink:type="simple" xlink:show="embed" xlink:actuate="onLoad"/></draw:frame>Fig.01</text:p>
        </text:list-header>
      </text:list>
      <text:p text:style-name="P43"/>
      <text:list xml:id="list35267799" text:continue-list="list974569119341975923" text:style-name="L28">
        <text:list-item>
          <text:list>
            <text:list-item>
              <text:list>
                <text:list-header>
                  <text:p text:style-name="P44"/>
                </text:list-header>
                <text:list-item>
                  <text:p text:style-name="P42"><text:span text:style-name="T1">Right click the windwows 10x64 and click </text:span>'Settings' <text:span text:style-name="T1">options</text:span>,Virtual Machine settings<text:span text:style-name="T1"> pop up will be displayed</text:span></text:p>
                </text:list-item>
              </text:list>
            </text:list-item>
          </text:list>
        </text:list-item>
      </text:list>
      <text:p text:style-name="P43"/>
      <text:list xml:id="list35285614" text:continue-list="list35278908" text:style-name="L16">
        <text:list-header>
          <text:p text:style-name="P45"><draw:frame draw:style-name="fr1" draw:name="graphics12" text:anchor-type="paragraph" svg:width="9.477cm" svg:height="5.068cm" draw:z-index="39"><draw:image xlink:href="Pictures/2000000700004C470000386FD8F6EC24.svm" xlink:type="simple" xlink:show="embed" xlink:actuate="onLoad"/></draw:frame>Fig.02</text:p>
        </text:list-header>
      </text:list>
      <text:list xml:id="list35273401" text:continue-list="list35267799" text:style-name="L28">
        <text:list-item>
          <text:list>
            <text:list-item>
              <text:list>
                <text:list-header>
                  <text:p text:style-name="P44"/>
                </text:list-header>
                <text:list-item>
                  <text:p text:style-name="P42">Hardware tab<text:span text:style-name="T1"> -&gt;To select the </text:span>'CD/DVD (SATA)'</text:p>
                </text:list-item>
              </text:list>
            </text:list-item>
          </text:list>
        </text:list-item>
      </text:list>
      <text:p text:style-name="P8"/>
      <text:list xml:id="list35284274" text:continue-list="list35285614" text:style-name="L16">
        <text:list-header>
          <text:p text:style-name="P45"><draw:frame draw:style-name="fr2" draw:name="graphics40" text:anchor-type="paragraph" svg:width="9.193cm" svg:height="5.803cm" draw:z-index="40"><draw:image xlink:href="Pictures/20000007000047F000003FAB7EE3CBDF.svm" xlink:type="simple" xlink:show="embed" xlink:actuate="onLoad"/></draw:frame>Fig.03</text:p>
        </text:list-header>
      </text:list>
      <text:p text:style-name="P8"/>
      <text:list xml:id="list35281055" text:continue-list="list35273401" text:style-name="L28">
        <text:list-item>
          <text:list>
            <text:list-item>
              <text:list>
                <text:list-header>
                  <text:p text:style-name="P44"/>
                </text:list-header>
                <text:list-item>
                  <text:p text:style-name="P42"><text:span text:style-name="T1">To Browser your installation file </text:span>('Disc Image File')</text:p>
                  <text:p text:style-name="P42"/>
                </text:list-item>
                <text:list-item>
                  <text:p text:style-name="P42"><text:span text:style-name="T1">Click</text:span> 'Ok' <text:span text:style-name="T1">button </text:span></text:p>
                  <text:p text:style-name="P44"/>
                </text:list-item>
                <text:list-item>
                  <text:p text:style-name="P44">Installation process will be started</text:p>
                </text:list-item>
              </text:list>
            </text:list-item>
          </text:list>
        </text:list-item>
      </text:list>
      <text:p text:style-name="P4"/>
      <text:list xml:id="list35264473" text:continue-list="list35284274" text:style-name="L16">
        <text:list-header>
          <text:p text:style-name="P40"/>
          <text:p text:style-name="P40"><text:soft-page-break/></text:p>
        </text:list-header>
      </text:list>
      <text:p text:style-name="P5"/>
      <text:p text:style-name="P5"/>
      <text:p text:style-name="P5"/>
      <text:p text:style-name="P5"><draw:frame draw:style-name="fr2" draw:name="graphics46" text:anchor-type="paragraph" svg:width="12.852cm" svg:height="6.906cm" draw:z-index="37"><draw:image xlink:href="Pictures/20000007000057BF00005EE20BEEAE11.svm" xlink:type="simple" xlink:show="embed" xlink:actuate="onLoad"/></draw:frame>Fig.04</text:p>
      <text:p text:style-name="P5"/>
      <text:list xml:id="list8622658861280605436" text:style-name="L29">
        <text:list-item>
          <text:p text:style-name="P38">Once an installation process is completed successfully , An application is ready for the usage.</text:p>
          <text:p text:style-name="P38"/>
        </text:list-item>
      </text:list>
      <text:p text:style-name="P5"/>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ctor </meta:initial-creator>
    <meta:creation-date>2017-07-06T18:37:46.92</meta:creation-date>
    <dc:date>2017-07-07T12:57:42.90</dc:date>
    <dc:creator>Victor </dc:creator>
    <meta:editing-duration>PT4H15M55S</meta:editing-duration>
    <meta:editing-cycles>90</meta:editing-cycles>
    <meta:generator>OpenOffice/4.1.3$Win32 OpenOffice.org_project/413m1$Build-9783</meta:generator>
    <meta:document-statistic meta:table-count="0" meta:image-count="41" meta:object-count="0" meta:page-count="16" meta:paragraph-count="86" meta:word-count="648" meta:character-count="3886"/>
  </office:meta>
</office:document-meta>
</file>